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7094f" officeooo:paragraph-rsid="0027094f"/>
    </style:style>
    <style:style style:name="P2" style:family="paragraph" style:parent-style-name="Text_20_body">
      <style:paragraph-properties fo:text-align="end" style:justify-single-word="false"/>
      <style:text-properties officeooo:rsid="0027094f" officeooo:paragraph-rsid="0027094f"/>
    </style:style>
    <style:style style:name="P3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27094f" officeooo:paragraph-rsid="0027094f"/>
    </style:style>
    <style:style style:name="P4" style:family="paragraph" style:parent-style-name="Text_20_body">
      <style:paragraph-properties fo:text-align="center" style:justify-single-word="false"/>
      <style:text-properties officeooo:rsid="0027094f" officeooo:paragraph-rsid="0027094f"/>
    </style:style>
    <style:style style:name="P5" style:family="paragraph" style:parent-style-name="Text_20_body">
      <style:text-properties style:text-underline-style="solid" style:text-underline-width="auto" style:text-underline-color="font-color" officeooo:rsid="0027094f" officeooo:paragraph-rsid="0027094f"/>
    </style:style>
    <style:style style:name="P6" style:family="paragraph" style:parent-style-name="Text_20_body">
      <style:paragraph-properties fo:break-before="page"/>
      <style:text-properties officeooo:paragraph-rsid="0024e378"/>
    </style:style>
    <style:style style:name="P7" style:family="paragraph" style:parent-style-name="Text_20_body">
      <style:text-properties officeooo:rsid="001b1118" officeooo:paragraph-rsid="002b1908"/>
    </style:style>
    <style:style style:name="P8" style:family="paragraph" style:parent-style-name="Text_20_body">
      <style:paragraph-properties fo:margin-left="0in" fo:margin-right="0in" fo:orphans="2" fo:widows="2" fo:text-indent="0in" style:auto-text-indent="false"/>
      <style:text-properties fo:color="#000000" loext:opacity="100%" style:font-name="Courier New" officeooo:paragraph-rsid="001e43ec" fo:background-color="transparent"/>
    </style:style>
    <style:style style:name="P9" style:family="paragraph" style:parent-style-name="Text_20_body">
      <style:paragraph-properties fo:margin-left="0.9846in" fo:margin-right="0in" fo:line-height="150%" fo:text-align="center" style:justify-single-word="false" fo:orphans="2" fo:widows="2" fo:text-indent="0in" style:auto-text-indent="false"/>
      <style:text-properties style:font-name="Courier New" officeooo:rsid="00193159" officeooo:paragraph-rsid="00193159"/>
    </style:style>
    <style:style style:name="P10" style:family="paragraph" style:parent-style-name="dialogue">
      <style:text-properties officeooo:rsid="001f4da9" officeooo:paragraph-rsid="001f4da9"/>
    </style:style>
    <style:style style:name="P11" style:family="paragraph" style:parent-style-name="dialogue">
      <style:text-properties officeooo:rsid="001e43ec" officeooo:paragraph-rsid="001e43ec"/>
    </style:style>
    <style:style style:name="P12" style:family="paragraph" style:parent-style-name="Text_20_body">
      <style:paragraph-properties fo:text-align="center" style:justify-single-word="false"/>
      <style:text-properties style:font-name="Courier New" officeooo:rsid="001e43ec" officeooo:paragraph-rsid="001e43ec"/>
    </style:style>
    <style:style style:name="P13" style:family="paragraph" style:parent-style-name="dialogue">
      <style:text-properties officeooo:rsid="00290493" officeooo:paragraph-rsid="00290493"/>
    </style:style>
    <style:style style:name="P1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officeooo:rsid="001650ae" officeooo:paragraph-rsid="001e43ec" fo:background-color="transparent"/>
    </style:style>
    <style:style style:name="P1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officeooo:rsid="001e43ec" officeooo:paragraph-rsid="001e43ec" fo:background-color="transparent"/>
    </style:style>
    <style:style style:name="P16" style:family="paragraph" style:parent-style-name="dialogue">
      <style:text-properties officeooo:paragraph-rsid="0029322a"/>
    </style:style>
    <style:style style:name="P17" style:family="paragraph" style:parent-style-name="dialogue">
      <style:text-properties officeooo:rsid="0029322a" officeooo:paragraph-rsid="0029322a"/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fo:background-color="transparent"/>
    </style:style>
    <style:style style:name="P20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officeooo:rsid="0024e378" officeooo:paragraph-rsid="0024e378" fo:background-color="transparent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style:font-weight-asian="normal" style:font-weight-complex="normal"/>
    </style:style>
    <style:style style:name="P2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e43ec" officeooo:paragraph-rsid="001e43ec" style:font-weight-asian="normal" style:font-weight-complex="normal"/>
    </style:style>
    <style:style style:name="P23" style:family="paragraph" style:parent-style-name="Text_20_body">
      <style:paragraph-properties fo:margin-left="0.9846in" fo:margin-right="0in" fo:orphans="2" fo:widows="2" fo:text-indent="0in" style:auto-text-indent="false"/>
      <style:text-properties style:font-name="Courier New" officeooo:rsid="001298f2" officeooo:paragraph-rsid="001298f2"/>
    </style:style>
    <style:style style:name="P2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style="normal" fo:font-weight="bold" officeooo:paragraph-rsid="001f4da9" fo:background-color="transparent"/>
    </style:style>
    <style:style style:name="P25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style:font-name="Courier New" officeooo:paragraph-rsid="001298f2"/>
    </style:style>
    <style:style style:name="P26" style:family="paragraph" style:parent-style-name="Text_20_body">
      <style:paragraph-properties fo:margin-left="0in" fo:margin-right="0in" fo:orphans="2" fo:widows="2" fo:text-indent="0in" style:auto-text-indent="false"/>
      <style:text-properties style:font-name="Courier New" fo:font-weight="normal" style:font-weight-asian="normal" style:font-weight-complex="normal"/>
    </style:style>
    <style:style style:name="P2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f4da9" officeooo:paragraph-rsid="001f4da9" style:font-weight-asian="normal" style:font-weight-complex="normal"/>
    </style:style>
    <style:style style:name="P28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loext:opacity="100%" style:font-name="Courier New" fo:letter-spacing="normal" fo:font-style="normal" fo:font-weight="normal" officeooo:rsid="00170bbb" officeooo:paragraph-rsid="00170bbb" style:font-weight-asian="normal" style:font-weight-complex="normal"/>
    </style:style>
    <style:style style:name="P29" style:family="paragraph" style:parent-style-name="dialogue">
      <style:text-properties style:text-underline-style="none" officeooo:rsid="001fa956" officeooo:paragraph-rsid="001fa956"/>
    </style:style>
    <style:style style:name="P30" style:family="paragraph" style:parent-style-name="Text_20_body">
      <style:paragraph-properties fo:text-align="center" style:justify-single-word="false" fo:break-before="page"/>
      <style:text-properties style:font-name="Courier New"/>
    </style:style>
    <style:style style:name="P31" style:family="paragraph" style:parent-style-name="Text_20_body">
      <style:paragraph-properties fo:margin-left="0.9846in" fo:margin-right="0in" fo:orphans="2" fo:widows="2" fo:text-indent="0in" style:auto-text-indent="false"/>
      <style:text-properties style:font-name="Courier New"/>
    </style:style>
    <style:style style:name="P3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ourier New" fo:letter-spacing="normal" fo:font-weight="normal" officeooo:paragraph-rsid="00193159" fo:background-color="transparent" style:font-weight-asian="normal" style:font-weight-complex="normal"/>
    </style:style>
    <style:style style:name="P33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color="#000000" loext:opacity="100%" style:font-name="Courier New" fo:font-weight="normal" officeooo:rsid="001fa956" officeooo:paragraph-rsid="001fa956" fo:background-color="transparent" style:font-weight-asian="normal" style:font-weight-complex="normal"/>
    </style:style>
    <style:style style:name="P34" style:family="paragraph" style:parent-style-name="dialogue">
      <style:text-properties officeooo:paragraph-rsid="0026e129"/>
    </style:style>
    <style:style style:name="P35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36" style:family="paragraph" style:parent-style-name="dialogue">
      <style:text-properties officeooo:rsid="0026e129" officeooo:paragraph-rsid="001fa956"/>
    </style:style>
    <style:style style:name="P37" style:family="paragraph" style:parent-style-name="Text_20_body">
      <style:paragraph-properties fo:text-align="center" style:justify-single-word="false"/>
      <style:text-properties style:font-name="Courier New"/>
    </style:style>
    <style:style style:name="P38" style:family="paragraph" style:parent-style-name="Text_20_body">
      <style:paragraph-properties fo:text-align="end" style:justify-single-word="false"/>
      <style:text-properties officeooo:rsid="0021dbe8" officeooo:paragraph-rsid="0021dbe8"/>
    </style:style>
    <style:style style:name="P39" style:family="paragraph" style:parent-style-name="Text_20_body">
      <style:paragraph-properties fo:margin-left="0in" fo:margin-right="0in" fo:orphans="2" fo:widows="2" fo:text-indent="0in" style:auto-text-indent="false" fo:break-before="page"/>
      <style:text-properties fo:color="#222222" loext:opacity="100%" style:font-name="Courier New" fo:font-weight="normal" officeooo:rsid="001fa956" officeooo:paragraph-rsid="001fa956" style:font-weight-asian="normal" style:font-weight-complex="normal"/>
    </style:style>
    <style:style style:name="P40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style:font-name="Courier New" officeooo:rsid="0022869f" officeooo:paragraph-rsid="0022869f"/>
    </style:style>
    <style:style style:name="P41" style:family="paragraph" style:parent-style-name="Text_20_body">
      <style:paragraph-properties fo:margin-left="0in" fo:margin-right="0in" fo:line-height="150%" fo:text-align="center" style:justify-single-word="false" fo:orphans="2" fo:widows="2" fo:text-indent="0in" style:auto-text-indent="false"/>
      <style:text-properties style:font-name="Courier New" officeooo:rsid="0023a3c0" officeooo:paragraph-rsid="0023a3c0"/>
    </style:style>
    <style:style style:name="P42" style:family="paragraph" style:parent-style-name="dialogue">
      <style:text-properties officeooo:paragraph-rsid="0023a3c0"/>
    </style:style>
    <style:style style:name="P43" style:family="paragraph" style:parent-style-name="Text_20_body">
      <style:paragraph-properties fo:margin-left="0in" fo:margin-right="0in" fo:line-height="150%" fo:text-align="start" style:justify-single-word="false" fo:orphans="2" fo:widows="2" fo:text-indent="0in" style:auto-text-indent="false"/>
      <style:text-properties style:font-name="Courier New" officeooo:rsid="0023a3c0" officeooo:paragraph-rsid="0023a3c0"/>
    </style:style>
    <style:style style:name="P44" style:family="paragraph" style:parent-style-name="Text_20_body">
      <style:text-properties style:font-name="Courier New" officeooo:paragraph-rsid="0024e378"/>
    </style:style>
    <style:style style:name="P45" style:family="paragraph" style:parent-style-name="Text_20_body">
      <style:text-properties style:font-name="Courier New" fo:font-weight="normal" officeooo:rsid="0023a3c0" officeooo:paragraph-rsid="0023a3c0" style:font-weight-asian="normal" style:font-weight-complex="normal"/>
    </style:style>
    <style:style style:name="T1" style:family="text">
      <style:text-properties officeooo:rsid="0024e378"/>
    </style:style>
    <style:style style:name="T2" style:family="text">
      <style:text-properties officeooo:rsid="001b1118"/>
    </style:style>
    <style:style style:name="T3" style:family="text">
      <style:text-properties officeooo:rsid="0027094f"/>
    </style:style>
    <style:style style:name="T4" style:family="text">
      <style:text-properties officeooo:rsid="002b1908"/>
    </style:style>
    <style:style style:name="T5" style:family="text">
      <style:text-properties fo:font-style="normal" fo:font-weight="bold" officeooo:rsid="001650ae"/>
    </style:style>
    <style:style style:name="T6" style:family="text">
      <style:text-properties officeooo:rsid="001f4da9"/>
    </style:style>
    <style:style style:name="T7" style:family="text">
      <style:text-properties officeooo:rsid="001298f2"/>
    </style:style>
    <style:style style:name="T8" style:family="text">
      <style:text-properties officeooo:rsid="00290493"/>
    </style:style>
    <style:style style:name="T9" style:family="text">
      <style:text-properties fo:font-variant="normal" fo:text-transform="none" fo:color="#000000" loext:opacity="100%" style:font-name="Courier New" fo:letter-spacing="normal" fo:font-style="normal"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font-name="Courier New" fo:letter-spacing="normal" fo:font-style="normal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bold" officeooo:rsid="001298f2"/>
    </style:style>
    <style:style style:name="T12" style:family="text">
      <style:text-properties fo:font-variant="normal" fo:text-transform="none" fo:letter-spacing="normal" fo:font-style="normal" fo:font-weight="bold" officeooo:rsid="001e43ec"/>
    </style:style>
    <style:style style:name="T13" style:family="text">
      <style:text-properties fo:font-variant="normal" fo:text-transform="none" fo:letter-spacing="normal" fo:font-style="normal" fo:font-weight="bold" officeooo:rsid="00290493"/>
    </style:style>
    <style:style style:name="T14" style:family="text">
      <style:text-properties fo:font-variant="normal" fo:text-transform="none" fo:letter-spacing="normal" fo:font-style="normal" fo:font-weight="bold"/>
    </style:style>
    <style:style style:name="T15" style:family="text">
      <style:text-properties fo:font-variant="normal" fo:text-transform="none" fo:letter-spacing="normal"/>
    </style:style>
    <style:style style:name="T16" style:family="text">
      <style:text-properties fo:font-variant="normal" fo:text-transform="none" fo:letter-spacing="normal" fo:font-style="normal" fo:font-weight="bold" officeooo:rsid="001650ae"/>
    </style:style>
    <style:style style:name="T17" style:family="text">
      <style:text-properties officeooo:rsid="0029322a"/>
    </style:style>
    <style:style style:name="T18" style:family="text">
      <style:text-properties officeooo:rsid="00193159"/>
    </style:style>
    <style:style style:name="T19" style:family="text">
      <style:text-properties officeooo:rsid="001e43ec"/>
    </style:style>
    <style:style style:name="T20" style:family="text">
      <style:text-properties officeooo:rsid="00175c72"/>
    </style:style>
    <style:style style:name="T21" style:family="text">
      <style:text-properties fo:font-variant="normal" fo:text-transform="none" fo:color="#222222" loext:opacity="100%" fo:letter-spacing="normal"/>
    </style:style>
    <style:style style:name="T22" style:family="text">
      <style:text-properties fo:font-variant="normal" fo:text-transform="none" fo:color="#222222" loext:opacity="100%" fo:letter-spacing="normal" fo:font-style="normal"/>
    </style:style>
    <style:style style:name="T23" style:family="text">
      <style:text-properties officeooo:rsid="00170bbb"/>
    </style:style>
    <style:style style:name="T24" style:family="text">
      <style:text-properties officeooo:rsid="001fa956"/>
    </style:style>
    <style:style style:name="T25" style:family="text">
      <style:text-properties style:text-underline-style="solid" style:text-underline-width="auto" style:text-underline-color="font-color" officeooo:rsid="00170bbb"/>
    </style:style>
    <style:style style:name="T26" style:family="text">
      <style:text-properties style:text-underline-style="none" officeooo:rsid="00170bbb"/>
    </style:style>
    <style:style style:name="T27" style:family="text">
      <style:text-properties style:text-underline-style="none" officeooo:rsid="001f4da9"/>
    </style:style>
    <style:style style:name="T28" style:family="text">
      <style:text-properties fo:font-variant="normal" fo:text-transform="none" fo:color="#222222" loext:opacity="100%" fo:letter-spacing="normal" fo:font-style="normal" fo:font-weight="normal" officeooo:rsid="001fa956" style:font-weight-asian="normal" style:font-weight-complex="normal"/>
    </style:style>
    <style:style style:name="T29" style:family="text">
      <style:text-properties fo:font-variant="normal" fo:text-transform="none" fo:color="#222222" loext:opacity="100%" fo:letter-spacing="normal" fo:font-style="normal" fo:font-weight="normal" officeooo:rsid="00170bbb" style:font-weight-asian="normal" style:font-weight-complex="normal"/>
    </style:style>
    <style:style style:name="T30" style:family="text">
      <style:text-properties fo:font-variant="normal" fo:text-transform="none" fo:color="#222222" loext:opacity="100%" fo:letter-spacing="normal" fo:font-style="normal" fo:font-weight="normal" style:font-weight-asian="normal" style:font-weight-complex="normal"/>
    </style:style>
    <style:style style:name="T31" style:family="text">
      <style:text-properties fo:font-style="normal" officeooo:rsid="00170bbb"/>
    </style:style>
    <style:style style:name="T32" style:family="text">
      <style:text-properties fo:font-style="normal" officeooo:rsid="001f4da9"/>
    </style:style>
    <style:style style:name="T33" style:family="text">
      <style:text-properties fo:font-style="normal"/>
    </style:style>
    <style:style style:name="T34" style:family="text">
      <style:text-properties officeooo:rsid="0026e129"/>
    </style:style>
    <style:style style:name="T35" style:family="text">
      <style:text-properties fo:font-variant="normal" fo:text-transform="none" fo:letter-spacing="normal" fo:font-style="normal" officeooo:rsid="0022869f"/>
    </style:style>
    <style:style style:name="T36" style:family="text">
      <style:text-properties fo:font-variant="normal" fo:text-transform="none" fo:letter-spacing="normal" fo:font-style="normal"/>
    </style:style>
    <style:style style:name="T37" style:family="text">
      <style:text-properties officeooo:rsid="0023a3c0"/>
    </style:style>
    <style:style style:name="T38" style:family="text">
      <style:text-properties fo:font-weight="normal" officeooo:rsid="0023a3c0" style:font-weight-asian="normal" style:font-weight-complex="normal"/>
    </style:style>
    <style:style style:name="T39" style:family="text">
      <style:text-properties fo:font-weight="normal" officeooo:rsid="002b1908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2026-02-06 DGMaNi no 10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UNE TRIQUETRA EN 3D</text:p>
      <text:p text:style-name="P4">par</text:p>
      <text:p text:style-name="P4">Dominique Martel</text:p>
      <text:p text:style-name="P4">Guy Nicol</text:p>
      <text:p text:style-name="P1"/>
      <text:p text:style-name="P1"/>
      <text:p text:style-name="P1"/>
      <text:p text:style-name="P5"/>
      <text:p text:style-name="P1"/>
      <text:p text:style-name="P1"/>
      <text:p text:style-name="P6"><text:span text:style-name="T1">PLAN D’ENSEMBLE - </text:span><text:span text:style-name="T2">AU DESSUS DE LA TABLE </text:span><text:span text:style-name="T1">DE LA </text:span><text:span text:style-name="T2">SALLE DE JEUX </text:span></text:p>
      <text:p text:style-name="P7">Nous sommes assis à la table de la salle de jeux. GUY à droite et DOMINIQUE à gauche. <text:s/><text:span text:style-name="T3">Centré au bout de la table, on voit u</text:span>n écran d’ordinateur. <text:span text:style-name="T3">À l’occasion, </text:span><text:span text:style-name="T4">durant leur conversation, </text:span><text:span text:style-name="T3"><text:s/>G</text:span><text:span text:style-name="T4">uy</text:span><text:span text:style-name="T3"> et D</text:span><text:span text:style-name="T4">ominique</text:span><text:span text:style-name="T3"> commentent ce qui se présente à l’écran.</text:span></text:p>
      <text:p text:style-name="P8"><text:span text:style-name="T5"/></text:p>
      <text:p text:style-name="P9">DOMINIQUE</text:p>
      <text:p text:style-name="P10">(regarde la caméra)</text:p>
      <text:p text:style-name="dialogue">Bonjour à tous. Aujourd’hui vendredi <text:span text:style-name="T3">6 février,</text:span> c’est à mon tour de recevoir Guy pour cette DGMaNi no 109. Au programme, l’impression d’une triquetra 3D.</text:p>
      <text:p text:style-name="P10">(regarde GUY)</text:p>
      <text:p text:style-name="P11">Salut G<text:span text:style-name="T6">uy</text:span>!</text:p>
      <text:p text:style-name="P12">GUY</text:p>
      <text:p text:style-name="P11">Allo …</text:p>
      <text:p text:style-name="P12">DOMINIQUE</text:p>
      <text:p text:style-name="dialogue"><text:span text:style-name="T7">Guy </text:span><text:span text:style-name="T8">ç</text:span>a fait longtemps que tu joues avec des triquetras et encore plus longtemps avec motifs celtiques. <text:span text:style-name="T8">On a juste à aller voir sur ton blog pour découvrir 68 articles au sujet des motifs</text:span> <text:span text:style-name="T8">celtiques et au dernières nouvelles 13 publications qui traitent de la triquetra en 3D</text:span>.</text:p>
      <text:p text:style-name="P13">(consulte ses notes)</text:p>
      <text:p text:style-name="P13">Je peux donner quelques dates pour tes publications…</text:p>
      <text:p text:style-name="P13"/>
      <text:p text:style-name="P13">… et j’invite les spectateurs à consulter ton blog et rechercher les articles pertinents en effectuant une recherche avec le mot clé <text:span text:style-name="T9">celtique [</text:span><text:span text:style-name="T10">.</text:span></text:p>
      <text:p text:style-name="P8"><text:span text:style-name="T11">P</text:span><text:span text:style-name="T12">LANS DE COUPE qui montre</text:span><text:span text:style-name="T13">nt</text:span><text:span text:style-name="T12"> </text:span><text:span text:style-name="T14">comment faire une recherche sur le blog avec</text:span><text:span text:style-name="T15"> </text:span><text:span text:style-name="T14">« celtique [»</text:span><text:span text:style-name="T16">)</text:span></text:p>
      <text:p text:style-name="P14"/>
      <text:p text:style-name="P15"><text:soft-page-break/>DOMINIQUE</text:p>
      <text:p text:style-name="P16"><text:span text:style-name="T8">H</text:span>ier <text:span text:style-name="T8">j</text:span>’ai relu le dernier <text:span text:style-name="T8">article </text:span>que tu as publié <text:span text:style-name="T8">au sujet des motifs celtiques, le no 68 qui date de 13 septembre 2025 (celui où tu essais d’e</text:span><text:span text:style-name="T17">n</text:span><text:span text:style-name="T8"> placer </text:span><text:span text:style-name="T17">un </text:span><text:span text:style-name="T8">sur les faces d’un cube</text:span><text:span text:style-name="T17">). J’ai aussi jeté un œil sur ton</text:span> premier article <text:span text:style-name="T17">qui </text:span>date de mai 2024.</text:p>
      <text:p text:style-name="P17">(regarde Guy)</text:p>
      <text:p text:style-name="P16">Et je pense qu<text:span text:style-name="T17">e bien av</text:span><text:span text:style-name="T4">a</text:span><text:span text:style-name="T17">nt cet article </text:span>tu travaillais sur papier dans l’anonymat?</text:p>
      <text:p text:style-name="P18">GUY</text:p>
      <text:p text:style-name="dialogue">…</text:p>
      <text:p text:style-name="P18">DOMINIQUE</text:p>
      <text:p text:style-name="P16">Il y a quelques temps (au temps jadis pour le lectorat ;), nous avions fait le projet d’imprimer une triquetra sur mon imprimante 3D et on a tout de suite réalisé qu’il fallait d’abord dessiner la triquetra à l’aide d’un logiciel de dessins 3D puis exporter ce dessin dans un format utilisable par l’imprimante. C’était le 25 janvier de l’année dernière (en 2025) (voir Triquetra 3D no 1<text:span text:style-name="T18">)</text:span>. C’est à ce moment que l’aventure a commencé, du moins pour toi !</text:p>
      <text:p text:style-name="dialogue"/>
      <text:p text:style-name="P19"><text:span text:style-name="T19">Plans de coupe qui montre </text:span>comment rechercher « triquetra 3D [ » sur le blog</text:p>
      <text:p text:style-name="P20">DOMINIQUE</text:p>
      <text:p text:style-name="dialogue">Après plusieurs essais plus ou moins fructueux avec différents logiciels tu as <text:span text:style-name="T7">finalement </text:span>découvert Blender. Je te laisse enfin nous expliquer pourquoi on va maintenant être capable de réaliser l’impression de la triquetra.</text:p>
      <text:p text:style-name="dialogue"/>
      <text:p text:style-name="P21">G<text:span text:style-name="T20">uy décrit les dernières étapes de sa démarche à partir de son blog.</text:span></text:p>
      <text:p text:style-name="P22"><text:soft-page-break/>GUY</text:p>
      <text:p text:style-name="dialogue">J’ai beacoup travaillé …</text:p>
      <text:p text:style-name="P23"/>
      <text:p text:style-name="P24"><text:span text:style-name="T7">P</text:span><text:span text:style-name="T19">LANS DE COUPE</text:span><text:span text:style-name="T7"> : </text:span>article  « … triquetra 3D [13] » sur le blog</text:p>
      <text:p text:style-name="P24"/>
      <text:p text:style-name="P25"><text:span text:style-name="T7">G</text:span><text:span text:style-name="T6">UY</text:span></text:p>
      <text:p text:style-name="dialogue"><text:span text:style-name="T21">… </text:span><text:span text:style-name="T22">jusqu’à la livraison du fichier 3D le 4 février.</text:span></text:p>
      <text:p text:style-name="P26"/>
      <text:p text:style-name="P27">Dominique décrit son travail de préparation pour l’impression 3D.</text:p>
      <text:p text:style-name="P28">D<text:span text:style-name="T6">OMINIQUE</text:span></text:p>
      <text:p text:style-name="dialogue">Pour ma part, j’<text:span text:style-name="T23">avais</text:span> la partie la plus facile du travail : <text:span text:style-name="T23">la préparation du modèle pour l’impression 3D. C’est un travail que j’ai fais avec le logiciel Prus</text:span><text:span text:style-name="T4">a</text:span><text:span text:style-name="T23"> Slicer.</text:span></text:p>
      <text:p text:style-name="dialogue"><text:span text:style-name="T24">Le modèle était composé de deux parties : l’une en bas et l’autre en haut : comme les deux pains d’un hamburger, mais sans la viande. </text:span>J’ai commencé par régler la taille de ton modèle à 10 cm de côté comme tu me l’as demandé.  <text:span text:style-name="T23">P</text:span>uis il fallait séparer le modèle en deux parties, <text:span text:style-name="T6">puisque qu’il était composé d’un haut et d’un bas; </text:span><text:span text:style-name="T23">sinon, </text:span><text:span text:style-name="T6">avec la partie du haut </text:span><text:span text:style-name="T24">qui flottait au-dessus de la platine</text:span><text:span text:style-name="T6">, </text:span><text:span text:style-name="T23">on avait un </text:span><text:span text:style-name="T25">OVNI</text:span><text:span text:style-name="T26">, </text:span><text:span text:style-name="T27">un objet volant non imprimable. Après la séparation et le déplacement de la partie du haut, j’ai retourné la triquetra du bas de 180° (celle qui se trouvait déjà sur la platine).</text:span></text:p>
      <text:p text:style-name="P29">Après j’ai rabaissé la triquetra du haut (j’ai fais atterir l’OVNI;) et j’ai disposé les deux parties sur la platine pour optimiser l’impression.</text:p>
      <text:p text:style-name="P30">DOMINIQUE ...</text:p>
      <text:p text:style-name="P29">J’ai ensuite réglé quelques paramètres comme l’épaisseur des parois, la densité et le type de remplissage et le reste. Il ne restait plus qu’a effectuer le « slicing » proprement dit.</text:p>
      <text:p text:style-name="dialogue"><text:span text:style-name="T28">Finalement</text:span><text:span text:style-name="T29">, j</text:span><text:span text:style-name="T30">’ai </text:span><text:span text:style-name="T29">exporté le fichier de gcode sur une clé USB; le gcode est un langage qui sera utilisé par mon imprimante 3D pour produire le modèle</text:span><text:span text:style-name="T30">.</text:span></text:p>
      <text:p text:style-name="P31"/>
      <text:p text:style-name="P32"><text:span text:style-name="T31">P</text:span><text:span text:style-name="T32">LANS DE COUPE</text:span><text:span text:style-name="T31"> : </text:span><text:span text:style-name="T33">montage </text:span><text:span text:style-name="T31">Prusa Slicer avec voice over.</text:span></text:p>
      <text:p text:style-name="P33">DOMINIQUE</text:p>
      <text:p text:style-name="P34"><text:span text:style-name="T34">(</text:span>regarde GUY)</text:p>
      <text:p text:style-name="P34">On est donc prêt à imprimer!</text:p>
      <text:p text:style-name="P35">GUY</text:p>
      <text:p text:style-name="P36">Ben oui!</text:p>
      <text:p text:style-name="P37">DOMINIQUE</text:p>
      <text:p text:style-name="dialogue">On y va!</text:p>
      <text:p text:style-name="P38">CUT TO :</text:p>
      <text:p text:style-name="P39"><text:span text:style-name="T35">CLOSE SHOT </text:span><text:span text:style-name="T36">DE L’IMPRIMANTE 3D</text:span></text:p>
      <text:p text:style-name="P40">L’imprimante est en action! On voit <text:span text:style-name="T37">déjà </text:span>les premières couches des deux triquetras <text:span text:style-name="T37">sur la platine. </text:span><text:span text:style-name="T34">L</text:span><text:span text:style-name="T37">a tête d’impression dépose une nouvelle couche sur chacune des triquetras.</text:span></text:p>
      <text:p text:style-name="P41">DOM<text:span text:style-name="T4">I</text:span>NIQUE</text:p>
      <text:p text:style-name="dialogue">(hors champ)</text:p>
      <text:p text:style-name="dialogue">… <text:span text:style-name="T37">bla bla</text:span></text:p>
      <text:p text:style-name="P41">GUY</text:p>
      <text:p text:style-name="P42">(hors champ)</text:p>
      <text:p text:style-name="P42">...<text:span text:style-name="T37">bla bla itou</text:span></text:p>
      <text:p text:style-name="P43">CUT TO :</text:p>
      <text:p text:style-name="P44"><text:span text:style-name="T1">PLAN D’ENSEMBLE - </text:span><text:span text:style-name="T2">AU DESSUS DE LA TABLE </text:span><text:span text:style-name="T1">DE LA </text:span><text:span text:style-name="T2">SALLE DE JEUX </text:span></text:p>
      <text:p text:style-name="P44"><text:span text:style-name="T4">Guy</text:span><text:span text:style-name="T37"> </text:span><text:span text:style-name="T38">tient la platine et décolle délicatement les deux parties du modèle pendant que D</text:span><text:span text:style-name="T39">ominique</text:span><text:span text:style-name="T38"> et G</text:span><text:span text:style-name="T39">uy</text:span><text:span text:style-name="T38"> commentent le résultats.</text:span></text:p>
      <text:p text:style-name="P45">(Lorsque nécessaire, l’on pourra approcher le modèle près de la caméra)</text:p>
      <text:p text:style-name="P41">DOM<text:span text:style-name="T4">I</text:span>NIQUE</text:p>
      <text:p text:style-name="P42">(<text:span text:style-name="T3">ad lib</text:span>)</text:p>
      <text:p text:style-name="P42">… <text:span text:style-name="T37">bla bla</text:span></text:p>
      <text:p text:style-name="P41">GUY</text:p>
      <text:p text:style-name="P42">(<text:span text:style-name="T3">ad lib</text:span>)</text:p>
      <text:p text:style-name="P42">...bla bla itou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ialogue" style:family="paragraph" style:parent-style-name="Text_20_body" style:master-page-name="">
      <style:paragraph-properties fo:margin-left="1.5in" fo:margin-right="1.5in" fo:line-height="100%" fo:orphans="2" fo:widows="2" fo:text-indent="0in" style:auto-text-indent="false" style:page-number="auto"/>
      <style:text-properties style:font-name="Courier New" fo:font-family="'Courier New'" style:font-family-generic="modern" style:font-pitch="fixed" officeooo:rsid="001298f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598in" style:type="center"/>
          <style:tab-stop style:position="6.9193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5in" fo:margin-left="6.8799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Style de page par défaut1"/><text:page-number text:select-page="current">6</text:page-number><text:bookmark-end text:name="PageNumWizard_HEADER_Style de page par défau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6T09:10:36.868679500</meta:creation-date>
    <dc:date>2026-02-07T09:48:47.332785500</dc:date>
    <meta:editing-duration>PT1H11M17S</meta:editing-duration>
    <meta:editing-cycles>17</meta:editing-cycles>
    <meta:generator>LibreOffice/25.8.4.2$Windows_X86_64 LibreOffice_project/290daaa01b999472f0c7a3890eb6a550fd74c6df</meta:generator>
    <meta:print-date>2026-02-06T13:19:41.293972600</meta:print-date>
    <meta:document-statistic meta:table-count="0" meta:image-count="0" meta:object-count="0" meta:page-count="6" meta:paragraph-count="73" meta:word-count="816" meta:character-count="4554" meta:non-whitespace-character-count="3805"/>
  </office:meta>
</office:document-meta>
</file>